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10121"/>
    <style:style style:name="ce3" style:family="table-cell" style:parent-style-name="Default" style:data-style-name="N10121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org-Mouse_non_tata_batch-128_emb-32_rout-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artition</text:p>
          </table:table-cell>
          <table:table-cell table:style-name="Default" office:value-type="string" calcext:value-type="string">
            <text:p>mcc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sn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acc</text:p>
          </table:table-cell>
          <table:table-cell table:style-name="Default" office:value-type="string" calcext:value-type="string">
            <text:p>pre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1913546757611" calcext:value-type="float">
            <text:p>0.82191355</text:p>
          </table:table-cell>
          <table:table-cell office:value-type="float" office:value="0.894199941707957" calcext:value-type="float">
            <text:p>0.89419994</text:p>
          </table:table-cell>
          <table:table-cell office:value-type="float" office:value="0.942260442260442" calcext:value-type="float">
            <text:p>0.94226044</text:p>
          </table:table-cell>
          <table:table-cell office:value-type="float" office:value="0.891663310511478" calcext:value-type="float">
            <text:p>0.89166331</text:p>
          </table:table-cell>
          <table:table-cell office:value-type="float" office:value="0.911700316224763" calcext:value-type="float">
            <text:p>0.91170032</text:p>
          </table:table-cell>
          <table:table-cell office:value-type="float" office:value="0.850804215196894" calcext:value-type="float">
            <text:p>0.85080422</text:p>
          </table:table-cell>
          <table:table-cell office:value-type="float" office:value="1534" calcext:value-type="float">
            <text:p>1534</text:p>
          </table:table-cell>
          <table:table-cell office:value-type="float" office:value="269" calcext:value-type="float">
            <text:p>269</text:p>
          </table:table-cell>
          <table:table-cell office:value-type="float" office:value="2214" calcext:value-type="float">
            <text:p>22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07021452315578" calcext:value-type="float">
            <text:p>0.80702145</text:p>
          </table:table-cell>
          <table:table-cell office:value-type="float" office:value="0.885419734904271" calcext:value-type="float">
            <text:p>0.88541973</text:p>
          </table:table-cell>
          <table:table-cell office:value-type="float" office:value="0.923218673218673" calcext:value-type="float">
            <text:p>0.92321867</text:p>
          </table:table-cell>
          <table:table-cell office:value-type="float" office:value="0.893677003624648" calcext:value-type="float">
            <text:p>0.89367700</text:p>
          </table:table-cell>
          <table:table-cell office:value-type="float" office:value="0.905375820968134" calcext:value-type="float">
            <text:p>0.90537582</text:p>
          </table:table-cell>
          <table:table-cell office:value-type="float" office:value="0.850594227504245" calcext:value-type="float">
            <text:p>0.85059423</text:p>
          </table:table-cell>
          <table:table-cell office:value-type="float" office:value="1503" calcext:value-type="float">
            <text:p>1503</text:p>
          </table:table-cell>
          <table:table-cell office:value-type="float" office:value="264" calcext:value-type="float">
            <text:p>264</text:p>
          </table:table-cell>
          <table:table-cell office:value-type="float" office:value="2219" calcext:value-type="float">
            <text:p>22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12617166542198" calcext:value-type="float">
            <text:p>0.81261717</text:p>
          </table:table-cell>
          <table:table-cell office:value-type="float" office:value="0.886489821098088" calcext:value-type="float">
            <text:p>0.88648982</text:p>
          </table:table-cell>
          <table:table-cell office:value-type="float" office:value="0.882678132678133" calcext:value-type="float">
            <text:p>0.88267813</text:p>
          </table:table-cell>
          <table:table-cell office:value-type="float" office:value="0.928715263793798" calcext:value-type="float">
            <text:p>0.92871526</text:p>
          </table:table-cell>
          <table:table-cell office:value-type="float" office:value="0.91048406713695" calcext:value-type="float">
            <text:p>0.91048407</text:p>
          </table:table-cell>
          <table:table-cell office:value-type="float" office:value="0.890334572490706" calcext:value-type="float">
            <text:p>0.89033457</text:p>
          </table:table-cell>
          <table:table-cell office:value-type="float" office:value="1437" calcext:value-type="float">
            <text:p>1437</text:p>
          </table:table-cell>
          <table:table-cell office:value-type="float" office:value="177" calcext:value-type="float">
            <text:p>177</text:p>
          </table:table-cell>
          <table:table-cell office:value-type="float" office:value="2306" calcext:value-type="float">
            <text:p>230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44626253228521" calcext:value-type="float">
            <text:p>0.84462625</text:p>
          </table:table-cell>
          <table:table-cell office:value-type="float" office:value="0.907418397626113" calcext:value-type="float">
            <text:p>0.90741840</text:p>
          </table:table-cell>
          <table:table-cell office:value-type="float" office:value="0.939189189189189" calcext:value-type="float">
            <text:p>0.93918919</text:p>
          </table:table-cell>
          <table:table-cell office:value-type="float" office:value="0.914216673378977" calcext:value-type="float">
            <text:p>0.91421667</text:p>
          </table:table-cell>
          <table:table-cell office:value-type="float" office:value="0.924106056920457" calcext:value-type="float">
            <text:p>0.92410606</text:p>
          </table:table-cell>
          <table:table-cell office:value-type="float" office:value="0.877726750861079" calcext:value-type="float">
            <text:p>0.87772675</text:p>
          </table:table-cell>
          <table:table-cell office:value-type="float" office:value="1529" calcext:value-type="float">
            <text:p>1529</text:p>
          </table:table-cell>
          <table:table-cell office:value-type="float" office:value="213" calcext:value-type="float">
            <text:p>213</text:p>
          </table:table-cell>
          <table:table-cell office:value-type="float" office:value="2270" calcext:value-type="float">
            <text:p>22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43301585380527" calcext:value-type="float">
            <text:p>0.84330159</text:p>
          </table:table-cell>
          <table:table-cell office:value-type="float" office:value="0.906603212373587" calcext:value-type="float">
            <text:p>0.90660321</text:p>
          </table:table-cell>
          <table:table-cell office:value-type="float" office:value="0.936117936117936" calcext:value-type="float">
            <text:p>0.93611794</text:p>
          </table:table-cell>
          <table:table-cell office:value-type="float" office:value="0.915424889246879" calcext:value-type="float">
            <text:p>0.91542489</text:p>
          </table:table-cell>
          <table:table-cell office:value-type="float" office:value="0.923619557285332" calcext:value-type="float">
            <text:p>0.92361956</text:p>
          </table:table-cell>
          <table:table-cell office:value-type="float" office:value="0.878892733564014" calcext:value-type="float">
            <text:p>0.87889273</text:p>
          </table:table-cell>
          <table:table-cell office:value-type="float" office:value="1524" calcext:value-type="float">
            <text:p>1524</text:p>
          </table:table-cell>
          <table:table-cell office:value-type="float" office:value="210" calcext:value-type="float">
            <text:p>210</text:p>
          </table:table-cell>
          <table:table-cell office:value-type="float" office:value="2273" calcext:value-type="float">
            <text:p>227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2:.C6])" office:value-type="float" office:value="0.825896000844887" calcext:value-type="float">
            <text:p>0.82589600</text:p>
          </table:table-cell>
          <table:table-cell table:style-name="ce3" table:formula="of:=AVERAGE([.D2:.D6])" office:value-type="float" office:value="0.896026221542003" calcext:value-type="float">
            <text:p>0.89602622</text:p>
          </table:table-cell>
          <table:table-cell table:style-name="ce3" table:formula="of:=AVERAGE([.E2:.E6])" office:value-type="float" office:value="0.924692874692875" calcext:value-type="float">
            <text:p>0.92469287</text:p>
          </table:table-cell>
          <table:table-cell table:style-name="ce3" table:formula="of:=AVERAGE([.F2:.F6])" office:value-type="float" office:value="0.908739428111156" calcext:value-type="float">
            <text:p>0.90873943</text:p>
          </table:table-cell>
          <table:table-cell table:style-name="ce3" table:formula="of:=AVERAGE([.G2:.G6])" office:value-type="float" office:value="0.915057163707127" calcext:value-type="float">
            <text:p>0.91505716</text:p>
          </table:table-cell>
          <table:table-cell table:style-name="ce3" table:formula="of:=AVERAGE([.H2:.H6])" office:value-type="float" office:value="0.869670499923388" calcext:value-type="float">
            <text:p>0.86967050</text:p>
          </table:table-cell>
          <table:table-cell table:style-name="ce4" table:formula="of:=AVERAGE([.I2:.I6])" office:value-type="float" office:value="1505.4" calcext:value-type="float">
            <text:p>1505,4</text:p>
          </table:table-cell>
          <table:table-cell table:style-name="ce4" table:formula="of:=AVERAGE([.J2:.J6])" office:value-type="float" office:value="226.6" calcext:value-type="float">
            <text:p>226,6</text:p>
          </table:table-cell>
          <table:table-cell table:style-name="ce4" table:formula="of:=AVERAGE([.K2:.K6])" office:value-type="float" office:value="2256.4" calcext:value-type="float">
            <text:p>2256,4</text:p>
          </table:table-cell>
          <table:table-cell table:style-name="ce4" table:formula="of:=AVERAGE([.L2:.L6])" office:value-type="float" office:value="122.6" calcext:value-type="float">
            <text:p>122,6</text:p>
          </table:table-cell>
        </table:table-row>
        <table:table-row table:style-name="ro1">
          <table:table-cell/>
          <table:table-cell table:style-name="ce1" office:value-type="string" calcext:value-type="string">
            <text:p>STD</text:p>
          </table:table-cell>
          <table:table-cell table:style-name="ce3" table:formula="of:=STDEV([.C2:.C6])" office:value-type="float" office:value="0.0173364694399025" calcext:value-type="float">
            <text:p>0.01733647</text:p>
          </table:table-cell>
          <table:table-cell table:style-name="ce3" table:formula="of:=STDEV([.D2:.D6])" office:value-type="float" office:value="0.010588085299502" calcext:value-type="float">
            <text:p>0.01058809</text:p>
          </table:table-cell>
          <table:table-cell table:style-name="ce3" table:formula="of:=STDEV([.E2:.E6])" office:value-type="float" office:value="0.0245800041158225" calcext:value-type="float">
            <text:p>0.02458000</text:p>
          </table:table-cell>
          <table:table-cell table:style-name="ce3" table:formula="of:=STDEV([.F2:.F6])" office:value-type="float" office:value="0.0157496034968411" calcext:value-type="float">
            <text:p>0.01574960</text:p>
          </table:table-cell>
          <table:table-cell table:style-name="ce3" table:formula="of:=STDEV([.G2:.G6])" office:value-type="float" office:value="0.00838312421869387" calcext:value-type="float">
            <text:p>0.00838312</text:p>
          </table:table-cell>
          <table:table-cell table:style-name="ce3" table:formula="of:=STDEV([.H2:.H6])" office:value-type="float" office:value="0.0180055375950793" calcext:value-type="float">
            <text:p>0.01800554</text:p>
          </table:table-cell>
          <table:table-cell table:style-name="ce4" table:formula="of:=STDEV([.I2:.I6])" office:value-type="float" office:value="40.016246700559" calcext:value-type="float">
            <text:p>40,0162467006</text:p>
          </table:table-cell>
          <table:table-cell table:style-name="ce4" table:formula="of:=STDEV([.J2:.J6])" office:value-type="float" office:value="39.1062654826564" calcext:value-type="float">
            <text:p>39,1062654827</text:p>
          </table:table-cell>
          <table:table-cell table:style-name="ce4" table:formula="of:=STDEV([.K2:.K6])" office:value-type="float" office:value="39.1062654826564" calcext:value-type="float">
            <text:p>39,1062654827</text:p>
          </table:table-cell>
          <table:table-cell table:style-name="ce4" table:formula="of:=STDEV([.L2:.L6])" office:value-type="float" office:value="40.016246700559" calcext:value-type="float">
            <text:p>40,0162467006</text:p>
          </table:table-cell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style-name="ce3" table:formula="of:=MAX([.C2:.C6])" office:value-type="float" office:value="0.844626253228521" calcext:value-type="float">
            <text:p>0.84462625</text:p>
          </table:table-cell>
          <table:table-cell table:style-name="ce3" table:formula="of:=MAX([.D2:.D6])" office:value-type="float" office:value="0.907418397626113" calcext:value-type="float">
            <text:p>0.90741840</text:p>
          </table:table-cell>
          <table:table-cell table:style-name="ce3" table:formula="of:=MAX([.E2:.E6])" office:value-type="float" office:value="0.942260442260442" calcext:value-type="float">
            <text:p>0.94226044</text:p>
          </table:table-cell>
          <table:table-cell table:style-name="ce3" table:formula="of:=MAX([.F2:.F6])" office:value-type="float" office:value="0.928715263793798" calcext:value-type="float">
            <text:p>0.92871526</text:p>
          </table:table-cell>
          <table:table-cell table:style-name="ce3" table:formula="of:=MAX([.G2:.G6])" office:value-type="float" office:value="0.924106056920457" calcext:value-type="float">
            <text:p>0.92410606</text:p>
          </table:table-cell>
          <table:table-cell table:style-name="ce3" table:formula="of:=MAX([.H2:.H6])" office:value-type="float" office:value="0.890334572490706" calcext:value-type="float">
            <text:p>0.890334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0121" number:language="en" number:country="US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20:21:40.452421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20:41:38.558238949</dc:date>
    <meta:editing-duration>PT22M43S</meta:editing-duration>
    <meta:editing-cycles>2</meta:editing-cycles>
    <meta:generator>LibreOffice/5.1.6.2$Linux_X86_64 LibreOffice_project/10m0$Build-2</meta:generator>
    <meta:document-statistic meta:table-count="1" meta:cell-count="100" meta:object-count="0"/>
  </office:meta>
</office:document-meta>
</file>